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15608e" officeooo:paragraph-rsid="00307247" style:font-style-asian="normal" style:font-style-complex="normal"/>
    </style:style>
    <style:style style:name="P6" style:family="paragraph" style:parent-style-name="Standard">
      <style:text-properties fo:font-style="normal" officeooo:rsid="0015c9b2" officeooo:paragraph-rsid="00307247" style:font-style-asian="normal" style:font-style-complex="normal"/>
    </style:style>
    <style:style style:name="P7" style:family="paragraph" style:parent-style-name="Standard">
      <style:text-properties fo:font-style="normal" officeooo:rsid="00170685" officeooo:paragraph-rsid="00307247" style:font-style-asian="normal" style:font-style-complex="normal"/>
    </style:style>
    <style:style style:name="P8" style:family="paragraph" style:parent-style-name="Standard">
      <style:text-properties fo:font-style="normal" officeooo:rsid="00178c5e" officeooo:paragraph-rsid="00307247" style:font-style-asian="normal" style:font-style-complex="normal"/>
    </style:style>
    <style:style style:name="P9" style:family="paragraph" style:parent-style-name="Standard">
      <style:text-properties fo:font-style="normal" officeooo:rsid="00307247" officeooo:paragraph-rsid="00307247" style:font-style-asian="normal" style:font-style-complex="normal"/>
    </style:style>
    <style:style style:name="P10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11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12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15608e" officeooo:paragraph-rsid="0030724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78c5e" officeooo:paragraph-rsid="00307247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328a78" officeooo:paragraph-rsid="00328a78" style:font-style-asian="normal" style:font-style-complex="normal"/>
    </style:style>
    <style:style style:name="P16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officeooo:rsid="000ac612" officeooo:paragraph-rsid="000ac612"/>
    </style:style>
    <style:style style:name="P19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0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21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22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23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24" style:family="paragraph" style:parent-style-name="Standard">
      <style:text-properties officeooo:rsid="000c6720" officeooo:paragraph-rsid="000c6720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2a026f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41b7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41b7b" officeooo:paragraph-rsid="0034b28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34b28f" officeooo:paragraph-rsid="0034b28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3561a5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76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77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79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80" style:family="paragraph" style:parent-style-name="Standard">
      <style:text-properties officeooo:rsid="0009d20a" officeooo:paragraph-rsid="0030fe08"/>
    </style:style>
    <style:style style:name="P81" style:family="paragraph" style:parent-style-name="Standard">
      <style:text-properties officeooo:rsid="0002ab6e" officeooo:paragraph-rsid="00307247"/>
    </style:style>
    <style:style style:name="P82" style:family="paragraph" style:parent-style-name="Standard">
      <style:text-properties officeooo:rsid="0002ab6e" officeooo:paragraph-rsid="00337396"/>
    </style:style>
    <style:style style:name="P83" style:family="paragraph" style:parent-style-name="Standard">
      <style:text-properties officeooo:rsid="00328a78" officeooo:paragraph-rsid="00328a78"/>
    </style:style>
    <style:style style:name="P84" style:family="paragraph" style:parent-style-name="Standard">
      <style:text-properties officeooo:rsid="00328a78" officeooo:paragraph-rsid="00341b7b"/>
    </style:style>
    <style:style style:name="P85" style:family="paragraph" style:parent-style-name="Standard">
      <style:text-properties officeooo:rsid="00328a78" officeooo:paragraph-rsid="00365fd4"/>
    </style:style>
    <style:style style:name="P86" style:family="paragraph" style:parent-style-name="Standard">
      <style:text-properties officeooo:rsid="00328a78" officeooo:paragraph-rsid="003711fe"/>
    </style:style>
    <style:style style:name="P87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88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89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90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91" style:family="paragraph" style:parent-style-name="Standard">
      <style:text-properties officeooo:rsid="00337396" officeooo:paragraph-rsid="00337396"/>
    </style:style>
    <style:style style:name="P92" style:family="paragraph" style:parent-style-name="Standard">
      <style:text-properties officeooo:rsid="00337396" officeooo:paragraph-rsid="0034b28f"/>
    </style:style>
    <style:style style:name="P93" style:family="paragraph" style:parent-style-name="Standard">
      <style:text-properties officeooo:rsid="00337396" officeooo:paragraph-rsid="00365fd4"/>
    </style:style>
    <style:style style:name="P94" style:family="paragraph" style:parent-style-name="Standard">
      <style:paragraph-properties fo:text-align="start" style:justify-single-word="false"/>
      <style:text-properties officeooo:paragraph-rsid="003e6c7f"/>
    </style:style>
    <style:style style:name="P9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officeooo:rsid="00341b7b" officeooo:paragraph-rsid="00341b7b"/>
    </style:style>
    <style:style style:name="P97" style:family="paragraph" style:parent-style-name="Standard">
      <style:text-properties officeooo:rsid="00341b7b" officeooo:paragraph-rsid="003711fe"/>
    </style:style>
    <style:style style:name="P98" style:family="paragraph" style:parent-style-name="Standard">
      <style:text-properties fo:color="#cc0000" officeooo:rsid="00328a78" officeooo:paragraph-rsid="00365fd4"/>
    </style:style>
    <style:style style:name="P99" style:family="paragraph" style:parent-style-name="Standard">
      <style:text-properties fo:color="#dd4814" fo:font-style="italic" officeooo:rsid="0002ab6e" officeooo:paragraph-rsid="00337396" style:font-style-asian="italic" style:font-style-complex="italic"/>
    </style:style>
    <style:style style:name="P100" style:family="paragraph" style:parent-style-name="Standard">
      <style:text-properties officeooo:rsid="00430465" officeooo:paragraph-rsid="00430465"/>
    </style:style>
    <style:style style:name="P101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15608e" officeooo:paragraph-rsid="00307247" style:font-weight-asian="normal" style:font-weight-complex="normal"/>
    </style:style>
    <style:style style:name="P106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07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08" style:family="paragraph" style:parent-style-name="Standard">
      <style:text-properties fo:font-style="normal" style:text-underline-style="solid" style:text-underline-width="auto" style:text-underline-color="font-color" fo:font-weight="normal" officeooo:rsid="0015608e" officeooo:paragraph-rsid="00307247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1735"/>
    </style:style>
    <style:style style:name="T4" style:family="text">
      <style:text-properties officeooo:rsid="000f8d5d"/>
    </style:style>
    <style:style style:name="T5" style:family="text">
      <style:text-properties officeooo:rsid="00114857"/>
    </style:style>
    <style:style style:name="T6" style:family="text">
      <style:text-properties officeooo:rsid="0017068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0685" style:font-style-asian="normal" style:font-style-complex="normal"/>
    </style:style>
    <style:style style:name="T9" style:family="text">
      <style:text-properties fo:font-style="normal" officeooo:rsid="00178c5e" style:font-style-asian="normal" style:font-style-complex="normal"/>
    </style:style>
    <style:style style:name="T10" style:family="text">
      <style:text-properties fo:font-style="normal" officeooo:rsid="00337396" style:font-style-asian="normal" style:font-style-complex="normal"/>
    </style:style>
    <style:style style:name="T11" style:family="text">
      <style:text-properties officeooo:rsid="00198f90"/>
    </style:style>
    <style:style style:name="T12" style:family="text">
      <style:text-properties officeooo:rsid="001a52aa"/>
    </style:style>
    <style:style style:name="T13" style:family="text">
      <style:text-properties officeooo:rsid="001c16c2"/>
    </style:style>
    <style:style style:name="T14" style:family="text">
      <style:text-properties officeooo:rsid="0021e631"/>
    </style:style>
    <style:style style:name="T15" style:family="text">
      <style:text-properties officeooo:rsid="002627d8"/>
    </style:style>
    <style:style style:name="T16" style:family="text">
      <style:text-properties officeooo:rsid="002b211b"/>
    </style:style>
    <style:style style:name="T17" style:family="text">
      <style:text-properties officeooo:rsid="002dba3c"/>
    </style:style>
    <style:style style:name="T18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30724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026f" style:font-weight-asian="normal" style:font-weight-complex="normal"/>
    </style:style>
    <style:style style:name="T22" style:family="text">
      <style:text-properties fo:font-weight="normal" officeooo:rsid="002720ed" style:font-weight-asian="normal" style:font-weight-complex="normal"/>
    </style:style>
    <style:style style:name="T23" style:family="text">
      <style:text-properties fo:font-weight="normal" officeooo:rsid="0029f688" style:font-weight-asian="normal" style:font-weight-complex="normal"/>
    </style:style>
    <style:style style:name="T24" style:family="text">
      <style:text-properties officeooo:rsid="0030fe08"/>
    </style:style>
    <style:style style:name="T25" style:family="text">
      <style:text-properties officeooo:rsid="00337396"/>
    </style:style>
    <style:style style:name="T26" style:family="text">
      <style:text-properties officeooo:rsid="00341b7b"/>
    </style:style>
    <style:style style:name="T27" style:family="text">
      <style:text-properties officeooo:rsid="003561a5"/>
    </style:style>
    <style:style style:name="T28" style:family="text">
      <style:text-properties officeooo:rsid="00365fd4"/>
    </style:style>
    <style:style style:name="T29" style:family="text">
      <style:text-properties officeooo:rsid="003711fe"/>
    </style:style>
    <style:style style:name="T30" style:family="text">
      <style:text-properties officeooo:rsid="0038ea46"/>
    </style:style>
    <style:style style:name="T31" style:family="text">
      <style:text-properties officeooo:rsid="003a0416"/>
    </style:style>
    <style:style style:name="T32" style:family="text">
      <style:text-properties officeooo:rsid="003f0e8c"/>
    </style:style>
    <style:style style:name="T33" style:family="text">
      <style:text-properties officeooo:rsid="0040a5be"/>
    </style:style>
    <style:style style:name="T34" style:family="text">
      <style:text-properties officeooo:rsid="004304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Testy systemu logowania i zgłaszania błędów</text:p>
      <text:p text:style-name="P17"/>
      <text:p text:style-name="P33"/>
      <text:p text:style-name="P33">W systemie można wyróżnić trzy <text:span text:style-name="T15">podstawowe,</text:span> <text:span text:style-name="T15">niezwiązane ze sobą funkcjonalności</text:span>:</text:p>
      <text:p text:style-name="P33">1. rejestracja logów (logs),</text:p>
      <text:p text:style-name="P33">2. rejestracja błędów (crash reports),</text:p>
      <text:p text:style-name="P33">3. wysyłanie informacji o błędach.</text:p>
      <text:p text:style-name="P22"/>
      <text:p text:style-name="P79"><text:span text:style-name="T30">Pierwsza</text:span> funkcjonalnoś<text:span text:style-name="T30">ć</text:span> działa w sposób niewidoczny dla użytkownika. <text:span text:style-name="T30">Jej</text:span> testowanie polega na przetestowaniu wierzchniej warstwy implementacji. W <text:span text:style-name="T30">dwóch pozostałych przypadkach użytkownik zostaje poinformowany o wystąpieniu błędu. Dlatego jednocześnie testuje się w nich działanie interfejsu.</text:span></text:p>
      <text:p text:style-name="P22"/>
      <text:p text:style-name="P22"><text:span text:style-name="T27">P</text:span>odstawowe przypadki użycia</text:p>
      <text:p text:style-name="P23"/>
      <text:p text:style-name="P77"><text:span text:style-name="T25">W</text:span>yróżni<text:span text:style-name="T25">a się</text:span> trzy podsatwowe sposoby użycia systemu:</text:p>
      <text:p text:style-name="P23"/>
      <text:p text:style-name="P82"><text:span text:style-name="T25">A</text:span>. Użytkownik chce wczytać zapisany sygnał.</text:p>
      <text:p text:style-name="P82"/>
      <text:p text:style-name="P87"><text:span text:style-name="T19">$</text:span> svarog <text:span text:style-name="T8">(tryb offline)</text:span></text:p>
      <text:p text:style-name="P82"/>
      <text:p text:style-name="P82"><text:span text:style-name="T25">B</text:span>. Użytkownik chce uruchomić wybrany scenariusz <text:span text:style-name="T1">bez analizowania sygnału</text:span>.</text:p>
      <text:p text:style-name="P82"/>
      <text:p text:style-name="P87"><text:span text:style-name="T19">$</text:span> obci gui</text:p>
      <text:p text:style-name="P82"/>
      <text:p text:style-name="P82"><text:span text:style-name="T25">C</text:span>. Użytkownik chce uruchomić scenariusz i analizować sygnał online.</text:p>
      <text:p text:style-name="P90"/>
      <text:p text:style-name="P99"><text:span text:style-name="T19">$</text:span> svarog &amp; obci gui <text:span text:style-name="T8">(załadowanie scenariusza eksperymentu z poziomu </text:span><text:span text:style-name="T10">S</text:span><text:span text:style-name="T8">varog-a)</text:span></text:p>
      <text:p text:style-name="P89">lub</text:p>
      <text:p text:style-name="P89">$ obci gui &amp; svarog (uruchomienie scenariusza i podłączenie do niego Svarog-a)</text:p>
      <text:p text:style-name="P45"/>
      <text:p text:style-name="P45">P<text:span text:style-name="T30">owyższe przypadki</text:span> są wplecione w poszczególne scenariusze testowe.</text:p>
      <text:p text:style-name="P95"/>
      <text:p text:style-name="P103">1. Rejestracja logów</text:p>
      <text:p text:style-name="P36"/>
      <text:p text:style-name="P69">Specyfikajca</text:p>
      <text:p text:style-name="P33">Logi zapisywane są w folderze ~/.obci/logs</text:p>
      <text:p text:style-name="P39">Przy każdym uruchomieniu obci_server tworzony jest nowy folder w ~/.obci/logs. <text:span text:style-name="T17">W folderze tworzony jest plik bazodanowy sqlite z logami obci_server-a. Ponadto, dla każdego uruchomionego </text:span>w obci<text:span text:style-name="T13"> eksperymentu tworzony jest w tym folderze plik bazodanowy. </text:span>W<text:span text:style-name="T13"> plikach zapisywane są informacje o działaniu systemu. Jeżeli jednocześnie uruchomiony został </text:span>S<text:span text:style-name="T13">varog, </text:span>wtedy <text:span text:style-name="T13">w tym samym folderze, w pliku svarog.log zapisywane </text:span>są<text:span text:style-name="T13"> informacje o działaniu systemu Svarog. Po zamknięciu obci, </text:span>dodatkowo, <text:span text:style-name="T13">scalona zawartość wszystkich wygenerowanych plików jest dopisywana do pliku ~/.obci/logs/logs.sqlite. Po scaleniu do ~/.obci/logs/logs.sqlite f</text:span>older i jego zawartość nie są usuwane. </text:p>
      <text:p text:style-name="P34"/>
      <text:p text:style-name="P37">Jeżeli po zamknięciu obci_server Svarog pozostanie uruchomiony, kolejne logi będą zapisywane w pliku ~/.obci/logs/svarog.log. <text:span text:style-name="T19">Te informacje nie zostaną dodane do pliku logs.sqlite po zamknięciu Svaroga.</text:span></text:p>
      <text:p text:style-name="P35"/>
      <text:p text:style-name="P34">Jeżeli Svarog został uruchomiony samodzielnie <text:span text:style-name="T14">(bez obci_server)</text:span>, logi będą zapisywane w pliku ~/.obci/<text:span text:style-name="T14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34"/>
      <text:p text:style-name="P62">Logi są zapisywane w <text:span text:style-name="T5">formacie</text:span> sqlite. Można je przeglądać, np. <text:span text:style-name="T4">p</text:span>rogramem sqliteman.</text:p>
      <text:p text:style-name="P62"/>
      <text:p text:style-name="P68">Cel testów</text:p>
      <text:p text:style-name="P56">Weryfikacja poprawności <text:span text:style-name="T14">rejestracji logów na podstawie powyższego opisu.</text:span></text:p>
      <text:p text:style-name="P56"/>
      <text:p text:style-name="P65">Założenia początkowe</text:p>
      <text:p text:style-name="P57">Testy przeprowadzane są na komputerze z systemem Ubuntu16.04, z zainstalowanymi pakietami obci i Svarog.</text:p>
      <text:p text:style-name="P57"/>
      <text:p text:style-name="P65">Kryterium akcpetacji testów</text:p>
      <text:p text:style-name="P60">- przejście wszystkich testów jednostkowych</text:p>
      <text:p text:style-name="P60">- zawartości folderu ~/.obci/logs po przeprowadzeniu testów zgodna z oczekiwaniami.</text:p>
      <text:p text:style-name="P107"/>
      <text:p text:style-name="P110">Scenariusze testowe</text:p>
      <text:p text:style-name="P83"/>
      <text:p text:style-name="P83"><text:span text:style-name="T33">1.</text:span>1 Test rejestracji logów Svaroga uruchomionego samodzielnie.</text:p>
      <text:p text:style-name="P83"><text:span text:style-name="T33">1.</text:span>2 Test rejestracji logów obci_<text:span text:style-name="T34">server</text:span>.</text:p>
      <text:p text:style-name="P100">1.3 Test rejestracji logów obci.</text:p>
      <text:p text:style-name="P83"><text:span text:style-name="T33">1.</text:span>3 Test <text:span text:style-name="T26">rejestracji logów po uruchomieniu scenariusza z poziomu Svarog-a</text:span></text:p>
      <text:p text:style-name="P96"><text:span text:style-name="T33">1.</text:span>4 Test rejestracji logów po podpięciu Svarog-a pod uruchomiony scenariusz</text:p>
      <text:p text:style-name="P84"/>
      <text:p text:style-name="P84">$ obci gui <text:span text:style-name="T26">&amp; svarog</text:span></text:p>
      <text:p text:style-name="P84"/>
      <text:p text:style-name="P83"><text:span text:style-name="T33">1.5</text:span> Test <text:span text:style-name="T26">rejestracji</text:span> logów Svaroga po wyłączeniu obci <text:span text:style-name="T26">(scenariusz uruchomiony z poziomu obci)</text:span></text:p>
      <text:p text:style-name="P81"/>
      <text:p text:style-name="P91">$ obci gui <text:span text:style-name="T26">&amp; svarog</text:span></text:p>
      <text:p text:style-name="P91">$ obci srv_kill</text:p>
      <text:p text:style-name="P46"/>
      <text:p text:style-name="P48"><text:span text:style-name="T33">1.</text:span>6 Test rejestracji logów Svaroga po wyłączeniu obci (scenariusz uruchomiony z poziomu Svarog<text:span text:style-name="T33">a)</text:span></text:p>
      <text:p text:style-name="P48"/>
      <text:p text:style-name="P92">$ <text:span text:style-name="T26">svarog &amp; obci gui</text:span></text:p>
      <text:p text:style-name="P92">$ obci srv_kill</text:p>
      <text:p text:style-name="P47"/>
      <text:p text:style-name="P48"><text:span text:style-name="T33">1.</text:span>7 Test rejestracji <text:span text:style-name="T27">logów po wyłączeniu i ponownym włączeniu Svaroga.</text:span></text:p>
      <text:p text:style-name="P48"/>
      <text:p text:style-name="P50"><text:span text:style-name="T33">1.</text:span>8 Test rejestracj logów po wyłączeniu i ponownym włączeniu obci</text:p>
      <text:p text:style-name="P50"/>
      <text:p text:style-name="P50"><text:span text:style-name="T33">1.</text:span>9 Test rejestracji logów dla długiego eksperymentu <text:span text:style-name="T28">(~16 h)</text:span>.</text:p>
      <text:p text:style-name="P50"/>
      <text:p text:style-name="P53"><text:span text:style-name="T33">1.</text:span>10 Test rejestracji logów z kilku eksperymentów uruchomionych z poziomu obci.</text:p>
      <text:p text:style-name="P53"/>
      <text:p text:style-name="P53"><text:span text:style-name="T33">1.</text:span>11 Test rejestracji logów z kilku eksperymentów uruchomionych z poziomu Svarog-a.</text:p>
      <text:p text:style-name="P53"/>
      <text:p text:style-name="P53"><text:span text:style-name="T33">1.</text:span>12 Test rejestracji logów z kilku wywołań obci_srv i Svarog-a.</text:p>
      <text:p text:style-name="P48"/>
      <text:p text:style-name="P40">Po wykonaniu <text:span text:style-name="T5">każdego </text:span>scenariusza należy przejrzeć zawartość katalogu ~/.obci/<text:span text:style-name="T5">logs</text:span>. Porównać ją z oczekiwanym rezultatem. <text:span text:style-name="T26">Przed uruchomieniem kolejnego scenariusza należy usunąć zawartość katalogu ~/.obci/logs.</text:span></text:p>
      <text:p text:style-name="P63"/>
      <text:p text:style-name="P13"/>
      <text:p text:style-name="P105"><text:span text:style-name="T7">Ad. 1 Użytkownik wczytuje zapisany sygnał </text:span><text:span text:style-name="T9">(Svarog w trybie online)</text:span></text:p>
      <text:p text:style-name="P13"/>
      <text:p text:style-name="P6">Pobranie sygnału testowego.</text:p>
      <text:p text:style-name="P6">Uruchomienie <text:span text:style-name="T6">S</text:span>varoga.</text:p>
      <text:p text:style-name="P6">Wczytanie sygnału <text:span text:style-name="T6">testowego.</text:span></text:p>
      <text:p text:style-name="P7">Zamknięcie Svaroga</text:p>
      <text:p text:style-name="P8">Sprawdzenie stanu logów</text:p>
      <text:p text:style-name="P8"/>
      <text:p text:style-name="P14">Ad. 2 Użytkownik uruchamia obci</text:p>
      <text:p text:style-name="P14"/>
      <text:p text:style-name="P8">Uruchomienie obci</text:p>
      <text:p text:style-name="P8">Uruchomienie wybranego scenariusza</text:p>
      <text:p text:style-name="P8">Zatrzymanie scenariusza</text:p>
      <text:p text:style-name="P8">Zamknięcie obci</text:p>
      <text:p text:style-name="P8">Sprawdzenie stanu logów</text:p>
      <text:p text:style-name="P8"/>
      <text:p text:style-name="P14">Ad. <text:span text:style-name="T19">3 </text:span>Użytkownik uruchamia wybrany scenariusz z poziomu Svaroga</text:p>
      <text:p text:style-name="P14"/>
      <text:p text:style-name="P8">Uruchomienie Svarog-a</text:p>
      <text:p text:style-name="P8">Uruchomienie obci</text:p>
      <text:p text:style-name="P8">Wybranie sygnału</text:p>
      <text:p text:style-name="P8">Zatrzymanie scenariusza eksperymentu</text:p>
      <text:p text:style-name="P8">Zamknięcie Svaroga</text:p>
      <text:p text:style-name="P8">Zamknięcie obci</text:p>
      <text:p text:style-name="P8">Sprawdzenie stanu logów</text:p>
      <text:p text:style-name="P9">=============================================</text:p>
      <text:p text:style-name="P6">Pobranie sygnału testowego:</text:p>
      <text:p text:style-name="P6">https://www.dropbox.com/s/xs2w5jimvg4ofuh/test_signal.tar.gz?dl=0</text:p>
      <text:p text:style-name="P6">cd Downloads</text:p>
      <text:p text:style-name="P6">Pobierz </text:p>
      <text:p text:style-name="P5">Wpisz w terminalu:</text:p>
      <text:p text:style-name="P5">$ svarog</text:p>
      <text:p text:style-name="P5">W menu wybierz File → Open Signal</text:p>
      <text:p text:style-name="P15">Długi eksperyment</text:p>
      <text:p text:style-name="P102">2. Rejestracja błędów</text:p>
      <text:p text:style-name="P38"/>
      <text:p text:style-name="P73">Specyfikacja</text:p>
      <text:p text:style-name="P28"><text:span text:style-name="T21">B</text:span><text:span text:style-name="T20">ł</text:span><text:span text:style-name="T21">ą</text:span><text:span text:style-name="T20">d powoduje wygenerowanie raportu (tzw. “crash report”). </text:span><text:span text:style-name="T21">Raport jest generowany z pliku logs.sqlite. Zawiera pełną informacja o eksperymencie, podczas którego błąd wystąpił (z dokładnością do logów z samodzielnie uruchomionego Svarog-a). Składany jest w formacie JSON i u</text:span><text:span text:style-name="T20">mieszczany w folderze ~/.obci/crash_reports. </text:span><text:span text:style-name="T22">U</text:span><text:span text:style-name="T20">żytkownik informowany jest o wystąpieniu błędu </text:span><text:span text:style-name="T23">i pytany o zgodę na przesłanie raportu do Sentry (dedykowanego serwera). Odmowa użytkownika pozostawia folder ~/.obci/logs bez zmian.</text:span></text:p>
      <text:p text:style-name="P44"/>
      <text:p text:style-name="P25"><text:span text:style-name="T2">Cel<text:line-break/></text:span>Weryfikacja poprawności <text:span text:style-name="T24">rejestracji raportów na podstawie powyższego opisu.</text:span></text:p>
      <text:p text:style-name="P25"/>
      <text:p text:style-name="P66">Założenia początkowe</text:p>
      <text:p text:style-name="P58">Testy przeprowadzane są na komputerze z systemem Ubuntu16.04, z zainstalowanymi pakietami obci i Svarog. <text:span text:style-name="T19">Warunkiem koniecznym wygenerowania “crash report” jest pojawienie się błędu. Dlatego na potrzeby testowania systemu zapisywania błędów należy przyjąć zestaw błędów, które generowane będą celowo. </text:span></text:p>
      <text:p text:style-name="P26"/>
      <text:p text:style-name="P21">Kryterium akceptacji testów</text:p>
      <text:p text:style-name="P76"><text:span text:style-name="T19">- p</text:span>rzejście wszystkich testów jednostkowych.</text:p>
      <text:p text:style-name="P61">- zawartości folderu ~/.obci/<text:span text:style-name="T19">crash_reports</text:span> po przeprowadzeniu testów zgodna z oczekiwaniami.</text:p>
      <text:p text:style-name="P43"/>
      <text:p text:style-name="P41">Po wykonaniu <text:span text:style-name="T5">każdego </text:span>scenariusza należy przejrzeć zawartość katalogu ~/.obci/<text:span text:style-name="T24">crash_reports</text:span>. Porównać ją z oczekiwanym rezultatem. <text:s/><text:span text:style-name="T26">Przed uruchomieniem kolejnego scenariusza należy usunąć zawartość katalogu ~/.obci</text:span></text:p>
      <text:p text:style-name="P78"/>
      <text:p text:style-name="P30">Przy przeprowadzaniu testów użytkownik za każdym razem odrzuca wysyłanie raportu (testując jednocześnie scenariusz odrzucania crash reportu)</text:p>
      <text:p text:style-name="P29"/>
      <text:p text:style-name="P72">Scenariusze testowe</text:p>
      <text:p text:style-name="P29"/>
      <text:p text:style-name="P85"><text:span text:style-name="T33">2.</text:span>1 Test <text:span text:style-name="T28">generowania raportu z błędu w</text:span> Svarog-<text:span text:style-name="T28">u</text:span>. <text:span text:style-name="T28">Svarog</text:span> uruchomion<text:span text:style-name="T28">y</text:span> samodzielnie.</text:p>
      <text:p text:style-name="P85"/>
      <text:p text:style-name="P85">$ svarog</text:p>
      <text:p text:style-name="P85"/>
      <text:p text:style-name="P85"><text:span text:style-name="T33">2.</text:span>2 Test <text:span text:style-name="T28">generowania raportu z blędu w obci</text:span>. <text:span text:style-name="T28">Obci uruchomione samodzielnie.</text:span></text:p>
      <text:p text:style-name="P85"/>
      <text:p text:style-name="P85">$ obci gui</text:p>
      <text:p text:style-name="P85"/>
      <text:p text:style-name="P98"><text:span text:style-name="T33">2.</text:span>3 Test <text:span text:style-name="T28">generowania raportu z błędu w Svarog-u po uruchomieniu scenariusza z poziomu Svarog-a</text:span></text:p>
      <text:p text:style-name="P93"/>
      <text:p text:style-name="P85">$ svarog &amp; obci gui</text:p>
      <text:p text:style-name="P85"/>
      <text:p text:style-name="P97"><text:span text:style-name="T33">2.</text:span>4 Test <text:span text:style-name="T29">generowania raportu z błędu w obci</text:span> po <text:span text:style-name="T29">uruchomieniu scenariusza z poziomu Svarog-a</text:span></text:p>
      <text:p text:style-name="P86"/>
      <text:p text:style-name="P86">$ svarog &amp; obci gui</text:p>
      <text:p text:style-name="P86"/>
      <text:p text:style-name="P97"><text:span text:style-name="T33">2.5</text:span> Test <text:span text:style-name="T29">generowania raportu z błędu w Svarog-u </text:span><text:s/>po podpięciu Svarog-a pod uruchomiony scenariusz</text:p>
      <text:p text:style-name="P86"/>
      <text:p text:style-name="P86">$ obci gui <text:span text:style-name="T26">&amp; svarog</text:span></text:p>
      <text:p text:style-name="P97"><text:soft-page-break/><text:span text:style-name="T33">2.6</text:span> Test <text:span text:style-name="T29">generowania raportu z błędu w obci </text:span>po podpięciu Svarog-a pod uruchomiony scenariusz</text:p>
      <text:p text:style-name="P86"/>
      <text:p text:style-name="P86">$ obci gui <text:span text:style-name="T26">&amp; svarog</text:span></text:p>
      <text:p text:style-name="P52"/>
      <text:p text:style-name="P51"><text:span text:style-name="T33">2.7</text:span> Test <text:span text:style-name="T29">generowania raportu z błędu w obci</text:span> dla długiego eksperymentu <text:span text:style-name="T28">(~2-8? h)</text:span>.</text:p>
      <text:p text:style-name="P51"/>
      <text:p text:style-name="P53"><text:span text:style-name="T33">2.8</text:span> Test generowania raportu z błędu w obci po kilku wywołańach obci_srv i Svarog-a. </text:p>
      <text:p text:style-name="P49"/>
      <text:p text:style-name="P42">Po wykonaniu <text:span text:style-name="T5">każdego </text:span>scenariusza należy przejrzeć zawartość katalogu ~/.obci/<text:span text:style-name="T5">logs</text:span>. Porównać ją z oczekiwanym rezultatem. <text:span text:style-name="T26">Przed uruchomieniem kolejnego scenariusza należy usunąć zawartość katalogu ~/.obci</text:span></text:p>
      <text:p text:style-name="P64"/>
      <text:p text:style-name="P70">Ad. 1</text:p>
      <text:p text:style-name="P30">Uruchom Svaroga</text:p>
      <text:p text:style-name="P30">Wywołaj błąd w Svarog-u <text:span text:style-name="T12">(propozycja – odświeżenie listy z eksperymentami bez włączonego obci)</text:span></text:p>
      <text:p text:style-name="P30">Zamknij Svaroga</text:p>
      <text:p text:style-name="P30">Przejrzyj logi i crash reports</text:p>
      <text:p text:style-name="P71"/>
      <text:p text:style-name="P71">Ad.2 </text:p>
      <text:p text:style-name="P30">Uruchom obci</text:p>
      <text:p text:style-name="P30">Wywołaj błąd w obci</text:p>
      <text:p text:style-name="P30">Zamknij obci</text:p>
      <text:p text:style-name="P30">Przejrzyj logi i crash reports</text:p>
      <text:p text:style-name="P29"/>
      <text:p text:style-name="P30">Ad.3<text:span text:style-name="T11">a</text:span></text:p>
      <text:p text:style-name="P31">Uruchom obci</text:p>
      <text:p text:style-name="P32">Uruchom Svarog-a</text:p>
      <text:p text:style-name="P32">Wybierz sygnał</text:p>
      <text:p text:style-name="P32">Wywołaj błąd w działającym obci</text:p>
      <text:p text:style-name="P32">Zamknij wszystko</text:p>
      <text:p text:style-name="P32">Przejrzyj logi</text:p>
      <text:p text:style-name="P32"/>
      <text:p text:style-name="P54">obci:</text:p>
      <text:p text:style-name="P54">Błędny parametr - </text:p>
      <text:p text:style-name="P54"/>
      <text:p text:style-name="P94"><text:span text:style-name="T18">svarog</text:span><text:span text:style-name="Source_20_Text">http</text:span></text:p>
      <text:p text:style-name="P54"/>
      <text:p text:style-name="P54">offline – <text:span text:style-name="T32">zmiana uprawnień do pliku</text:span></text:p>
      <text:p text:style-name="P55">online - </text:p>
      <text:p text:style-name="P104">3. Wysyłanie informacji o błędach</text:p>
      <text:p text:style-name="P74"/>
      <text:p text:style-name="P75">Specyfikacja</text:p>
      <text:p text:style-name="P74">Po wystąpieniu błędu raport umieszczany jest w folderze ~/.obci/crash_reports. <text:span text:style-name="T16">Następnie</text:span> wyświetlane jest okno dialogowe z informacją o wystąpieniu błędu i pytaniem o pozwolenie na przesłanie raportu do Sentry. Jeżeli użytkownik odmówi raport pozostaje w katalogu ~/.obci/crash_reports. Jeżeli folder ~/.obci/crash_reports nie jest pusty <text:span text:style-name="T16">okno dialogowe</text:span> jest <text:span text:style-name="T16">ponownie wyświetlane po upływie</text:span> … Jeżeli użytkownik zezwoli na wysłanie, raport <text:span text:style-name="T17">zostaje uzupełniony o opcjonalne informacje wprowadzone przez użytkownika (mail i komunikat), a następnie</text:span> zostaje przeniesiony do folderu ~/.obci/crash_reports_to_send. <text:span text:style-name="T16">Po pomyślnym wysłaniu</text:span> raport zostani<text:span text:style-name="T16">e </text:span>usunięty z komputera użytkownika. Jeżeli z jakiegoś powodu nie można wysłać raportu (np. brak połączenia z internetem lub odmowa serwera) raport pozostaje w folderze ~/.obci/crash_reports_to_send. <text:span text:style-name="T16">Po upływie … / po … próbach raport zostaje przeniesiony do folderu ~/.obci/crash_reports_send_failed, a system przestaje podejmować próby wysłania.</text:span> <text:s/></text:p>
      <text:p text:style-name="P74"/>
      <text:p text:style-name="P20">Cel</text:p>
      <text:p text:style-name="P24">Weryfikacja poprawności działania mechanizmu <text:span text:style-name="T3">przesyłania</text:span> błędów <text:span text:style-name="T24">na podstawie powyższego opisu</text:span>.</text:p>
      <text:p text:style-name="P27"/>
      <text:p text:style-name="P67">Założenia początkowe</text:p>
      <text:p text:style-name="P59">Testy przeprowadzane są na komputerze z systemem Ubuntu16.04, z zainstalowanymi pakietami obci i Svarog. <text:span text:style-name="T19">Warunkiem koniecznym wygenerowania “crash report” jest pojawienie się błędu. Dlatego na potrzeby testowania systemu zapisywania błędów należy przyjąć zestaw błędów, które generowane będą celowo. </text:span></text:p>
      <text:p text:style-name="P80"/>
      <text:p text:style-name="P19">Kryterium akceptacji testów</text:p>
      <text:p text:style-name="P18"><text:span text:style-name="T5">Przejście wszystkich testów jednostkowych. </text:span>Wszystkie “<text:span text:style-name="T3">crash report”</text:span> zostały przesłane do Sentry, jeżeli użytkownik nie zażądał inaczej. <text:span text:style-name="T3">Raporty nie przesłane (czy to z woli użytkownika, czy z powodu braku połączenia z internetem) znajdują się w przewidzianym na to miejscu.</text:span></text:p>
      <text:p text:style-name="P88"/>
      <text:p text:style-name="P16">Scenariusze testowe:</text:p>
      <text:p text:style-name="P16"/>
      <text:p text:style-name="P10"><text:span text:style-name="T33">3.</text:span>1 Po wystąpieniu błędu użytkownik anuluje wysyłanie</text:p>
      <text:p text:style-name="P10"><text:span text:style-name="T33">3.</text:span>2 Po wystąpieniu błędu użytkownik wysyła raport <text:span text:style-name="T31">bez dodatkowych informacji</text:span></text:p>
      <text:p text:style-name="P11"><text:span text:style-name="T33">3.</text:span>3 Po wystąpieniu błędu użytkownik wysyła raport z mail-em</text:p>
      <text:p text:style-name="P11"><text:span text:style-name="T33">3.</text:span>4 Po wystąpieniu błędu użytkownik wysyła raport z mail-em i dodatkową informacją.</text:p>
      <text:p text:style-name="P10"/>
      <text:p text:style-name="P10"><text:span text:style-name="T33">3.5</text:span> Po wystąpieniu błędu użytko<text:span text:style-name="T31">w</text:span>nik wysyła raport (brak połączenia z internetem)</text:p>
      <text:p text:style-name="P11"><text:span text:style-name="T33">3.</text:span>6 Odzyskanie połączenia z internetem.</text:p>
      <text:p text:style-name="P11"/>
      <text:p text:style-name="P11"><text:span text:style-name="T33">3.</text:span>7 Po wystąpieniu błędu użytkownik wysyła raport (odmowa serwera Sentry)</text:p>
      <text:p text:style-name="P11"><text:span text:style-name="T33">3.</text:span>8 Uzyskanie zgody serwera.</text:p>
      <text:p text:style-name="P11"/>
      <text:p text:style-name="P11"><text:span text:style-name="T33">3.</text:span>9 Uzytkownik wielkokrotnie anuluje wysyłanie.</text:p>
      <text:p text:style-name="P11"><text:span text:style-name="T33">3.</text:span>10 Użytkownik wysyła raport z błędu, który wystąpił pod koniec realizacji długiego eksperymentu.</text:p>
      <text:p text:style-name="P11"/>
      <text:p text:style-name="P11"><text:span text:style-name="T33">3.</text:span>11 Test przeniesienia raportu do crash_reports_send_failed.</text:p>
      <text:p text:style-name="P11"/>
      <text:p text:style-name="P12">Po przeprowadzeniu każdego ze scenariuszy należy przejrzeć zawartość katalogów ./obci/crash_reports, ~/.obci/crash_reports_to_send, ~/.obci/crash_reports_send_failed. Porównać <text:s/><text:soft-page-break/>ją z oczekiwanym rezultatem. <text:span text:style-name="T31">Przed uruchomieniem kolejengo scenariusza należy usunąć zawartość folderu ~/.obci</text:span></text:p>
      <text:p text:style-name="P2"/>
      <text:p text:style-name="P106"><text:span text:style-name="T4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7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2H56M7S</meta:editing-duration>
    <meta:editing-cycles>7</meta:editing-cycles>
    <dc:date>2016-12-07T17:52:15.947717750</dc:date>
    <meta:document-statistic meta:table-count="0" meta:image-count="0" meta:object-count="0" meta:page-count="9" meta:paragraph-count="156" meta:word-count="1446" meta:character-count="11100" meta:non-whitespace-character-count="9791"/>
  </office:meta>
</office:document-meta>
</file>